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0c7" officeooo:paragraph-rsid="0009c0c7"/>
    </style:style>
    <style:style style:name="P2" style:family="paragraph" style:parent-style-name="Standard">
      <style:text-properties officeooo:rsid="000bff11" officeooo:paragraph-rsid="000bff11"/>
    </style:style>
    <style:style style:name="P3" style:family="paragraph" style:parent-style-name="Standard">
      <style:text-properties officeooo:rsid="000bff11" officeooo:paragraph-rsid="000bff11"/>
    </style:style>
    <style:style style:name="P4" style:family="paragraph" style:parent-style-name="Standard">
      <style:text-properties officeooo:rsid="000ef039" officeooo:paragraph-rsid="000ef039"/>
    </style:style>
    <style:style style:name="P5" style:family="paragraph" style:parent-style-name="Standard">
      <style:text-properties officeooo:rsid="000f23d7" officeooo:paragraph-rsid="000f23d7"/>
    </style:style>
    <style:style style:name="P6" style:family="paragraph" style:parent-style-name="Standard">
      <style:text-properties officeooo:rsid="00104fdd" officeooo:paragraph-rsid="00104fdd"/>
    </style:style>
    <style:style style:name="P7" style:family="paragraph" style:parent-style-name="Standard">
      <style:text-properties officeooo:rsid="001239b6" officeooo:paragraph-rsid="001239b6"/>
    </style:style>
    <style:style style:name="P8" style:family="paragraph" style:parent-style-name="Standard">
      <style:text-properties officeooo:rsid="00131b29" officeooo:paragraph-rsid="00131b29"/>
    </style:style>
    <style:style style:name="T1" style:family="text">
      <style:text-properties officeooo:rsid="000b9603"/>
    </style:style>
    <style:style style:name="T2" style:family="text">
      <style:text-properties officeooo:rsid="000f2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decimals, for strings....</text:p>
      <text:p text:style-name="P1"/>
      <text:p text:style-name="P1">a=0.1</text:p>
      <text:p text:style-name="P1">b=0.5</text:p>
      <text:p text:style-name="P1">c=0.2</text:p>
      <text:p text:style-name="P1">d=0.8...etc<text:span text:style-name="T1"> (can compare numbers for fixed length strings)</text:span></text:p>
      <text:p text:style-name="P1"/>
      <text:p text:style-name="P2">andre <text:s/></text:p>
      <text:p text:style-name="P2">0.1 0.5 0.7 0.9 0.3</text:p>
      <text:p text:style-name="P2"/>
      <text:p text:style-name="P2">1 * 10^-1 <text:s/>+ 5*10^-2 + 7 * 10^-3 + 9 * 10^3</text:p>
      <text:p text:style-name="P2"/>
      <text:p text:style-name="P2"/>
      <text:p text:style-name="P2">1 3 <text:s/>7 <text:s/>8</text:p>
      <text:p text:style-name="P2"/>
      <text:p text:style-name="P2">num = 8 * 10^0 + 7 * 10^1 + 3 * 10 ² + 1* 10^3</text:p>
      <text:p text:style-name="P2"/>
      <text:p text:style-name="P4">as alternate string paper<text:span text:style-name="T2"> say</text:span>, use sum, division, etc</text:p>
      <text:p text:style-name="P4"/>
      <text:p text:style-name="P5">12 , keep dividing, returns string?</text:p>
      <text:p text:style-name="P5"/>
      <text:p text:style-name="P5"/>
      <text:p text:style-name="P5"/>
      <text:p text:style-name="P5"/>
      <text:p text:style-name="P6">1.1 = 0.1 + 0.8 + 0.2<text:tab/></text:p>
      <text:p text:style-name="P6"><text:tab/>a<text:tab/>b <text:s text:c="4"/>c</text:p>
      <text:p text:style-name="P7"><text:tab/>position a = 1</text:p>
      <text:p text:style-name="P7">1.9 = 0.2 + 0.1 + 0.9 + 0.7</text:p>
      <text:p text:style-name="P6"/>
      <text:p text:style-name="P7"><text:tab/>position a = 2</text:p>
      <text:p text:style-name="P7"/>
      <text:p text:style-name="P6">better use 0.001? </text:p>
      <text:p text:style-name="P6"/>
      <text:p text:style-name="P8">programming</text:p>
      <text:p text:style-name="P8">make table</text:p>
      <text:p text:style-name="P8"/>
      <text:p text:style-name="P8">0.1 -&gt; A</text:p>
      <text:p text:style-name="P8">0.2 -&gt; 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2:51:03.616556374</meta:creation-date>
    <dc:date>2024-06-28T03:13:00.345251023</dc:date>
    <meta:editing-duration>PT52M28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22" meta:word-count="109" meta:character-count="458" meta:non-whitespace-character-count="357"/>
  </office:meta>
</office:document-meta>
</file>